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scadia Code1" svg:font-family="'Cascadia Code'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0bad9d"/>
    </style:style>
    <style:style style:name="P2" style:family="paragraph" style:parent-style-name="Standard">
      <style:text-properties fo:color="#000000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Bahnschrift" fo:font-size="14pt" fo:font-weight="bold" officeooo:rsid="000dacaf" officeooo:paragraph-rsid="000daca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ahnschrift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Bahnschrift" officeooo:paragraph-rsid="000bad9d"/>
    </style:style>
    <style:style style:name="P6" style:family="paragraph" style:parent-style-name="Standard">
      <style:text-properties style:font-name="Bahnschrift" officeooo:rsid="000bad9d" officeooo:paragraph-rsid="000bad9d"/>
    </style:style>
    <style:style style:name="P7" style:family="paragraph" style:parent-style-name="Standard">
      <style:paragraph-properties fo:break-before="page"/>
      <style:text-properties fo:color="#000000" style:font-name="Bahnschrift" fo:font-size="14pt" fo:font-weight="bold" officeooo:rsid="000dacaf" officeooo:paragraph-rsid="000dacaf" style:font-size-asian="14pt" style:font-weight-asian="bold" style:font-size-complex="14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6" style:family="text">
      <style:text-properties fo:color="#f0005a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7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75715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9" style:family="text">
      <style:text-properties fo:color="#75715e" style:font-name="Cascadia Code" fo:font-size="10pt" fo:font-style="normal" fo:font-weight="bold" style:font-size-asian="10pt" style:font-style-asian="normal" style:font-weight-asian="bold"/>
    </style:style>
    <style:style style:name="T10" style:family="text">
      <style:text-properties fo:color="#75715e" style:font-name="Cascadia Code" fo:font-size="10pt" fo:font-style="normal" fo:font-weight="bold" officeooo:rsid="000bad9d" style:font-size-asian="10pt" style:font-style-asian="normal" style:font-weight-asian="bold" style:font-size-complex="14pt" style:font-weight-complex="bold"/>
    </style:style>
    <style:style style:name="T11" style:family="text">
      <style:text-properties fo:color="#75715e" style:font-name="Cascadia Code" fo:font-size="10pt" fo:font-style="normal" style:font-size-asian="10pt" style:font-style-asian="normal"/>
    </style:style>
    <style:style style:name="T12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fo:color="#4b85ba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14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6e22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16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17" style:family="text">
      <style:text-properties fo:color="#fd971f" style:font-name="Cascadia Code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18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19" style:family="text">
      <style:text-properties fo:color="#fda5ff" style:font-name="Cascadia Code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20" style:family="text">
      <style:text-properties fo:color="#fda5ff" style:font-name="Cascadia Code" fo:font-size="10pt" fo:font-style="italic" style:font-size-asian="10pt" style:font-style-asian="italic"/>
    </style:style>
    <style:style style:name="T21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22" style:family="text">
      <style:text-properties fo:color="#e6db74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3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24" style:family="text">
      <style:text-properties fo:color="#ae81ff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5" style:family="text">
      <style:text-properties fo:font-size="14pt" fo:font-weight="bold" officeooo:rsid="000bad9d" style:font-size-asian="14pt" style:font-weight-asian="bold" style:font-size-complex="14pt" style:font-weight-complex="bold"/>
    </style:style>
    <style:style style:name="T26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7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8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9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0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1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2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3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4" style:family="text">
      <style:text-properties fo:color="#c9211e" style:font-name="Cascadia Code" fo:font-size="10pt" fo:font-style="normal" fo:font-weight="bold" officeooo:rsid="000bad9d" style:font-size-asian="10pt" style:font-style-asian="normal" style:font-weight-asian="bold" style:font-size-complex="14pt" style:font-weight-complex="bold"/>
    </style:style>
    <style:style style:name="T35" style:family="text">
      <style:text-properties fo:color="#c9211e" style:font-name="Cascadia Code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36" style:family="text">
      <style:text-properties fo:color="#c9211e" style:font-name="Cascadia Code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37" style:family="text">
      <style:text-properties fo:color="#c9211e" fo:font-size="14pt" fo:font-weight="bold" officeooo:rsid="000bad9d" style:font-size-asian="14pt" style:font-weight-asian="bold" style:font-size-complex="14pt" style:font-weight-complex="bold"/>
    </style:style>
    <style:style style:name="T38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9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0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1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2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3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4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5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6" style:family="text">
      <style:text-properties fo:color="#000000" style:font-name="Cascadia Code" fo:font-size="10pt" fo:font-style="normal" fo:font-weight="normal" style:font-size-asian="10pt" style:font-style-asian="normal" style:font-weight-asian="normal" style:font-size-complex="14pt" style:font-weight-complex="bold"/>
    </style:style>
    <style:style style:name="T47" style:family="text">
      <style:text-properties fo:color="#000000" style:font-name="Cascadia Code" fo:font-size="10pt" fo:font-style="normal" fo:font-weight="bold" officeooo:rsid="000bad9d" style:font-size-asian="10pt" style:font-style-asian="normal" style:font-weight-asian="bold" style:font-size-complex="14pt" style:font-weight-complex="bold"/>
    </style:style>
    <style:style style:name="T48" style:family="text">
      <style:text-properties fo:color="#000000" style:font-name="Cascadia Code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49" style:family="text">
      <style:text-properties fo:color="#000000" style:font-name="Cascadia Code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50" style:family="text">
      <style:text-properties fo:color="#000000" style:font-name="Cascadia Code" fo:font-style="normal" fo:font-weight="normal" style:font-style-asian="normal" style:font-weight-asian="normal" style:font-weight-complex="bold"/>
    </style:style>
    <style:style style:name="T51" style:family="text">
      <style:text-properties fo:color="#000000" style:font-name="Cascadia Code" fo:font-style="normal" style:font-style-asian="normal"/>
    </style:style>
    <style:style style:name="T52" style:family="text">
      <style:text-properties fo:color="#000000" fo:font-size="14pt" fo:font-weight="bold" officeooo:rsid="000bad9d" style:font-size-asian="14pt" style:font-weight-asian="bold" style:font-size-complex="14pt" style:font-weight-complex="bold"/>
    </style:style>
    <style:style style:name="T53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4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5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6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7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8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9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60" style:family="text">
      <style:text-properties fo:color="#000000" fo:font-size="10pt" fo:font-style="normal" fo:font-weight="normal" style:font-size-asian="10pt" style:font-style-asian="normal" style:font-weight-asian="normal" style:font-size-complex="14pt" style:font-weight-complex="bold"/>
    </style:style>
    <style:style style:name="T61" style:family="text">
      <style:text-properties fo:color="#000000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62" style:family="text">
      <style:text-properties fo:color="#000000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63" style:family="text">
      <style:text-properties fo:color="#000000" fo:font-style="normal" style:font-style-asian="normal"/>
    </style:style>
    <style:style style:name="T64" style:family="text">
      <style:text-properties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65" style:family="text">
      <style:text-properties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6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6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6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69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7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7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7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7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74" style:family="text">
      <style:text-properties style:font-name="Cascadia Code" fo:font-size="10pt" fo:font-style="normal" fo:font-weight="bold" style:font-size-asian="10pt" style:font-style-asian="normal" style:font-weight-asian="bold"/>
    </style:style>
    <style:style style:name="T75" style:family="text">
      <style:text-properties style:font-name="Cascadia Code" fo:font-size="10pt" fo:font-style="normal" style:font-size-asian="10pt" style:font-style-asian="normal"/>
    </style:style>
    <style:style style:name="T76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77" style:family="text">
      <style:text-properties style:font-name="Cascadia Code" fo:font-size="10pt" fo:font-style="italic" fo:font-weight="bold" style:font-size-asian="10pt" style:font-style-asian="italic" style:font-weight-asian="bold"/>
    </style:style>
    <style:style style:name="T78" style:family="text">
      <style:text-properties style:font-name="Cascadia Code" fo:font-size="10pt" fo:font-style="italic" style:font-size-asian="10pt" style:font-style-asian="italic"/>
    </style:style>
    <style:style style:name="T79" style:family="text">
      <style:text-properties style:font-name="Bahnschrift"/>
    </style:style>
    <style:style style:name="T80" style:family="text">
      <style:text-properties style:font-name="Bahnschrift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81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82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83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84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85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86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87" style:family="text">
      <style:text-properties style:font-name="Bahnschrift" fo:font-size="10pt" fo:font-style="italic" fo:font-weight="normal" style:font-size-asian="10pt" style:font-style-asian="italic" style:font-weight-asian="normal"/>
    </style:style>
    <style:style style:name="T88" style:family="text">
      <style:text-properties style:font-name="Bahnschrift" fo:font-size="10pt" fo:font-style="italic" fo:font-weight="bold" style:font-size-asian="10pt" style:font-style-asian="italic" style:font-weight-asian="bold"/>
    </style:style>
    <style:style style:name="T89" style:family="text">
      <style:text-properties fo:font-size="10pt" fo:font-style="normal" fo:font-weight="normal" style:font-size-asian="10pt" style:font-style-asian="normal" style:font-weight-asian="normal"/>
    </style:style>
    <style:style style:name="T90" style:family="text">
      <style:text-properties fo:font-size="10pt" fo:font-style="normal" fo:font-weight="normal" style:font-size-asian="10pt" style:font-style-asian="normal" style:font-weight-asian="normal"/>
    </style:style>
    <style:style style:name="T91" style:family="text">
      <style:text-properties fo:font-size="10pt" fo:font-style="normal" fo:font-weight="normal" style:font-size-asian="10pt" style:font-style-asian="normal" style:font-weight-asian="normal"/>
    </style:style>
    <style:style style:name="T92" style:family="text">
      <style:text-properties fo:font-size="10pt" fo:font-style="normal" fo:font-weight="normal" style:font-size-asian="10pt" style:font-style-asian="normal" style:font-weight-asian="normal"/>
    </style:style>
    <style:style style:name="T93" style:family="text">
      <style:text-properties fo:font-size="10pt" fo:font-style="normal" fo:font-weight="normal" style:font-size-asian="10pt" style:font-style-asian="normal" style:font-weight-asian="normal"/>
    </style:style>
    <style:style style:name="T94" style:family="text">
      <style:text-properties fo:font-size="10pt" fo:font-style="normal" fo:font-weight="normal" style:font-size-asian="10pt" style:font-style-asian="normal" style:font-weight-asian="normal"/>
    </style:style>
    <style:style style:name="T95" style:family="text">
      <style:text-properties fo:font-size="10pt" fo:font-style="normal" fo:font-weight="normal" style:font-size-asian="10pt" style:font-style-asian="normal" style:font-weight-asian="normal"/>
    </style:style>
    <style:style style:name="T96" style:family="text">
      <style:text-properties fo:font-size="10pt" fo:font-style="normal" fo:font-weight="normal" style:font-size-asian="10pt" style:font-style-asian="normal" style:font-weight-asian="normal"/>
    </style:style>
    <style:style style:name="T97" style:family="text">
      <style:text-properties fo:font-size="10pt" fo:font-style="normal" style:font-size-asian="10pt" style:font-style-asian="normal"/>
    </style:style>
    <style:style style:name="T98" style:family="text">
      <style:text-properties fo:font-size="10pt" fo:font-style="italic" fo:font-weight="normal" style:font-size-asian="10pt" style:font-style-asian="italic" style:font-weight-asian="normal"/>
    </style:style>
    <style:style style:name="T99" style:family="text">
      <style:text-properties fo:font-size="10pt" fo:font-style="italic" style:font-size-asian="10pt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1</text:p>
      <text:p text:style-name="P4"/>
      <text:p text:style-name="P5"><text:span text:style-name="T53">package </text:span><text:span text:style-name="T53">ejercicio1</text:span><text:span text:style-name="T53">;</text:span><text:span text:style-name="T52"><text:line-break/></text:span><text:span text:style-name="T53">import </text:span><text:span text:style-name="T53">java.util.Scanner</text:span><text:span text:style-name="T53">;</text:span><text:span text:style-name="T52"><text:line-break/><text:line-break/></text:span><text:span text:style-name="T53">public class </text:span><text:span text:style-name="T53">Ejercicio1 {</text:span><text:span text:style-name="T52"><text:line-break/><text:line-break/></text:span><text:span text:style-name="T53"> <text:s text:c="3"/></text:span><text:span text:style-name="T53">public static void </text:span><text:span text:style-name="T53">main</text:span><text:span text:style-name="T53">(String[] </text:span><text:span text:style-name="T61">args</text:span><text:span text:style-name="T53">) {</text:span><text:span text:style-name="T52"><text:line-break/></text:span><text:span text:style-name="T53"> <text:s text:c="7"/>Scanner keyboard </text:span><text:span text:style-name="T53">= new </text:span><text:span text:style-name="T53">Scanner</text:span><text:span text:style-name="T53">(System.</text:span><text:span text:style-name="T62">in</text:span><text:span text:style-name="T53">)</text:span><text:span text:style-name="T53">;</text:span><text:span text:style-name="T52"><text:line-break/></text:span><text:span text:style-name="T53"> <text:s text:c="7"/></text:span><text:span text:style-name="T53">int </text:span><text:span text:style-name="T53">num</text:span><text:span text:style-name="T53">;</text:span><text:span text:style-name="T52"><text:line-break/></text:span><text:span text:style-name="T53"> <text:s text:c="7"/></text:span><text:span text:style-name="T53">System.</text:span><text:span text:style-name="T62">out</text:span><text:span text:style-name="T53">.</text:span><text:span text:style-name="T53">print</text:span><text:span text:style-name="T53">(</text:span><text:span text:style-name="T53">"Introduce un número entero: "</text:span><text:span text:style-name="T53">)</text:span><text:span text:style-name="T53">;</text:span><text:span text:style-name="T52"><text:line-break/></text:span><text:span text:style-name="T53"> <text:s text:c="7"/></text:span><text:span text:style-name="T53">num </text:span><text:span text:style-name="T53">= </text:span><text:span text:style-name="T53">keyboard.</text:span><text:span text:style-name="T53">nextInt</text:span><text:span text:style-name="T53">()</text:span><text:span text:style-name="T53">;</text:span><text:span text:style-name="T52"><text:line-break/><text:line-break/></text:span><text:span text:style-name="T53"> <text:s text:c="7"/></text:span><text:span text:style-name="T53">//Apartado a</text:span><text:span text:style-name="T52"><text:line-break/></text:span><text:span text:style-name="T53"> <text:s text:c="7"/></text:span><text:span text:style-name="T53">if</text:span><text:span text:style-name="T53">(num</text:span><text:span text:style-name="T53">%</text:span><text:span text:style-name="T53">2 </text:span><text:span text:style-name="T53">== </text:span><text:span text:style-name="T53">0</text:span><text:span text:style-name="T53">){</text:span><text:span text:style-name="T52"><text:line-break/></text:span><text:span text:style-name="T53"> <text:s text:c="11"/>System.</text:span><text:span text:style-name="T62">out</text:span><text:span text:style-name="T53">.</text:span><text:span text:style-name="T53">println</text:span><text:span text:style-name="T53">(</text:span><text:span text:style-name="T53">"El número es par"</text:span><text:span text:style-name="T53">)</text:span><text:span text:style-name="T53">;</text:span><text:span text:style-name="T52"><text:line-break/></text:span><text:span text:style-name="T53"> <text:s text:c="7"/></text:span><text:span text:style-name="T53">} </text:span><text:span text:style-name="T53">else </text:span><text:span text:style-name="T53">{</text:span><text:span text:style-name="T52"><text:line-break/></text:span><text:span text:style-name="T53"> <text:s text:c="11"/>System.</text:span><text:span text:style-name="T62">out</text:span><text:span text:style-name="T53">.</text:span><text:span text:style-name="T53">println</text:span><text:span text:style-name="T53">(</text:span><text:span text:style-name="T53">"El número es impar"</text:span><text:span text:style-name="T53">)</text:span><text:span text:style-name="T53">;</text:span><text:span text:style-name="T52"><text:line-break/></text:span><text:span text:style-name="T53"> <text:s text:c="7"/></text:span><text:span text:style-name="T53">}</text:span><text:span text:style-name="T52"><text:line-break/><text:line-break/></text:span><text:span text:style-name="T53"> <text:s text:c="7"/></text:span><text:span text:style-name="T53">//Apartado b</text:span><text:span text:style-name="T52"><text:line-break/></text:span><text:span text:style-name="T53"> <text:s text:c="7"/></text:span><text:span text:style-name="T53">System.</text:span><text:span text:style-name="T62">out</text:span><text:span text:style-name="T53">.</text:span><text:span text:style-name="T53">println</text:span><text:span text:style-name="T53">(num</text:span><text:span text:style-name="T53">%</text:span><text:span text:style-name="T53">2 </text:span><text:span text:style-name="T53">== </text:span><text:span text:style-name="T53">0 </text:span><text:span text:style-name="T53">? </text:span><text:span text:style-name="T53">"El número es par" </text:span><text:span text:style-name="T53">: </text:span><text:span text:style-name="T53">"El número es impar"</text:span><text:span text:style-name="T53">)</text:span><text:span text:style-name="T53">;</text:span><text:span text:style-name="T52"><text:line-break/><text:line-break/></text:span><text:span text:style-name="T53"> <text:s text:c="3"/></text:span><text:span text:style-name="T53">}</text:span></text:p>
      <text:p text:style-name="P6"><text:span text:style-name="T60">}</text:span></text:p>
      <text:p text:style-name="P6"><text:span text:style-name="T53"/></text:p>
      <text:p text:style-name="P4"><text:span text:style-name="T63">Ejercicio 2</text:span></text:p>
      <text:p text:style-name="P5"><text:span text:style-name="T53"/></text:p>
      <text:p text:style-name="P1"><text:span text:style-name="T80">package </text:span><text:span text:style-name="T81">ejercicio2</text:span><text:span text:style-name="T81">;</text:span><text:span text:style-name="T79"><text:line-break/></text:span><text:span text:style-name="T81">import </text:span><text:span text:style-name="T81">java.util.Scanner</text:span><text:span text:style-name="T81">;</text:span><text:span text:style-name="T79"><text:line-break/><text:line-break/></text:span><text:span text:style-name="T81">public class </text:span><text:span text:style-name="T81">Ejercicio2 {</text:span><text:span text:style-name="T79"><text:line-break/><text:line-break/></text:span><text:span text:style-name="T81"> <text:s text:c="3"/></text:span><text:span text:style-name="T81">public static void </text:span><text:span text:style-name="T81">main</text:span><text:span text:style-name="T81">(String[] </text:span><text:span text:style-name="T87">args</text:span><text:span text:style-name="T81">) {</text:span><text:span text:style-name="T79"><text:line-break/></text:span><text:span text:style-name="T81"> <text:s text:c="7"/>Scanner keyboard </text:span><text:span text:style-name="T81">= new </text:span><text:span text:style-name="T81">Scanner</text:span><text:span text:style-name="T81">(System.</text:span><text:span text:style-name="T88">in</text:span><text:span text:style-name="T81">)</text:span><text:span text:style-name="T81">;</text:span><text:span text:style-name="T79"><text:line-break/></text:span><text:span text:style-name="T81"> <text:s text:c="7"/></text:span><text:span text:style-name="T81">int </text:span><text:span text:style-name="T81">n1</text:span><text:span text:style-name="T81">, </text:span><text:span text:style-name="T81">n2</text:span><text:span text:style-name="T81">, </text:span><text:span text:style-name="T81">n3</text:span><text:span text:style-name="T81">;</text:span><text:span text:style-name="T79"><text:line-break/></text:span><text:span text:style-name="T81"> <text:s text:c="7"/></text:span><text:span text:style-name="T81">System.</text:span><text:span text:style-name="T88">out</text:span><text:span text:style-name="T81">.</text:span><text:span text:style-name="T81">println</text:span><text:span text:style-name="T81">(</text:span><text:span text:style-name="T81">"Introduzca tres números enteros"</text:span><text:span text:style-name="T81">)</text:span><text:span text:style-name="T81">;</text:span><text:span text:style-name="T79"><text:line-break/></text:span><text:span text:style-name="T81"> <text:s text:c="7"/></text:span><text:span text:style-name="T81">n1 </text:span><text:span text:style-name="T81">= </text:span><text:span text:style-name="T81">keyboard.</text:span><text:span text:style-name="T81">nextInt</text:span><text:span text:style-name="T81">()</text:span><text:span text:style-name="T81">;</text:span><text:span text:style-name="T79"><text:line-break/></text:span><text:span text:style-name="T81"> <text:s text:c="7"/></text:span><text:span text:style-name="T81">n2 </text:span><text:span text:style-name="T81">= </text:span><text:span text:style-name="T81">keyboard.</text:span><text:span text:style-name="T81">nextInt</text:span><text:span text:style-name="T81">()</text:span><text:span text:style-name="T81">;</text:span><text:span text:style-name="T79"><text:line-break/></text:span><text:span text:style-name="T81"> <text:s text:c="7"/></text:span><text:span text:style-name="T81">n3 </text:span><text:span text:style-name="T81">= </text:span><text:span text:style-name="T81">keyboard.</text:span><text:span text:style-name="T81">nextInt</text:span><text:span text:style-name="T81">()</text:span><text:span text:style-name="T81">;</text:span><text:span text:style-name="T79"><text:line-break/><text:line-break/></text:span><text:span text:style-name="T81"> <text:s text:c="7"/></text:span><text:span text:style-name="T81">if</text:span><text:span text:style-name="T81">(n1 </text:span><text:span text:style-name="T81">&lt; </text:span><text:span text:style-name="T81">n2 </text:span><text:span text:style-name="T81">&amp;&amp; </text:span><text:span text:style-name="T81">n2 </text:span><text:span text:style-name="T81">&lt; </text:span><text:span text:style-name="T81">n3){</text:span><text:span text:style-name="T79"><text:line-break/></text:span><text:span text:style-name="T81"> <text:s text:c="11"/>System.</text:span><text:span text:style-name="T88">out</text:span><text:span text:style-name="T81">.</text:span><text:span text:style-name="T81">println</text:span><text:span text:style-name="T81">(</text:span><text:span text:style-name="T81">"Números introducidos en orden creciente"</text:span><text:span text:style-name="T81">)</text:span><text:span text:style-name="T81">;</text:span><text:span text:style-name="T79"><text:line-break/></text:span><text:span text:style-name="T81"> <text:s text:c="7"/></text:span><text:span text:style-name="T81">} </text:span><text:span text:style-name="T81">else if</text:span><text:span text:style-name="T81">(n1 </text:span><text:span text:style-name="T81">&gt; </text:span><text:span text:style-name="T81">n2 </text:span><text:span text:style-name="T81">&amp;&amp; </text:span><text:span text:style-name="T81">n2 </text:span><text:span text:style-name="T81">&gt; </text:span><text:span text:style-name="T81">n3) {</text:span><text:span text:style-name="T79"><text:line-break/></text:span><text:span text:style-name="T81"> <text:s text:c="11"/>System.</text:span><text:span text:style-name="T88">out</text:span><text:span text:style-name="T81">.</text:span><text:span text:style-name="T81">println</text:span><text:span text:style-name="T81">(</text:span><text:span text:style-name="T81">"Números introducidos en orden decreciente"</text:span><text:span text:style-name="T81">)</text:span><text:span text:style-name="T81">;</text:span><text:span text:style-name="T79"><text:line-break/></text:span><text:span text:style-name="T81"> <text:s text:c="7"/></text:span><text:span text:style-name="T81">} </text:span><text:span text:style-name="T81">else if</text:span><text:span text:style-name="T81">(n1 </text:span><text:span text:style-name="T81">== </text:span><text:span text:style-name="T81">n2 </text:span><text:span text:style-name="T81">&amp;&amp; </text:span><text:span text:style-name="T81">n1 </text:span><text:span text:style-name="T81">== </text:span><text:span text:style-name="T81">n3){</text:span><text:span text:style-name="T79"><text:line-break/></text:span><text:span text:style-name="T81"> <text:s text:c="11"/>System.</text:span><text:span text:style-name="T88">out</text:span><text:span text:style-name="T81">.</text:span><text:span text:style-name="T81">println</text:span><text:span text:style-name="T81">(</text:span><text:span text:style-name="T81">"Números introducidos iguales"</text:span><text:span text:style-name="T81">)</text:span><text:span text:style-name="T81">;</text:span><text:span text:style-name="T79"><text:line-break/></text:span><text:span text:style-name="T81"> <text:s text:c="7"/></text:span><text:span text:style-name="T81">} </text:span><text:span text:style-name="T81">else </text:span><text:span text:style-name="T81">{</text:span><text:span text:style-name="T79"><text:line-break/></text:span><text:span text:style-name="T81"> <text:s text:c="11"/>System.</text:span><text:span text:style-name="T88">out</text:span><text:span text:style-name="T81">.</text:span><text:span text:style-name="T81">println</text:span><text:span text:style-name="T81">(</text:span><text:span text:style-name="T81">"Números introducidos desordenados"</text:span><text:span text:style-name="T81">)</text:span><text:span text:style-name="T81">;</text:span><text:span text:style-name="T79"><text:line-break/></text:span><text:span text:style-name="T81"> <text:s text:c="7"/></text:span><text:span text:style-name="T81">}</text:span><text:span text:style-name="T79"><text:line-break/></text:span><text:span text:style-name="T81"> <text:s text:c="3"/>}</text:span><text:span text:style-name="T79"><text:line-break/><text:line-break/></text:span><text:span text:style-name="T81">}</text:span><text:line-break/></text:p>
      <text:p text:style-name="P1"><text:span text:style-name="T64"/></text:p>
      <text:p text:style-name="P2"/>
      <text:p text:style-name="P7">Ejercicio 3</text:p>
      <text:p text:style-name="P3"><text:span text:style-name="T89">package </text:span><text:span text:style-name="T89">ejercicio3</text:span><text:span text:style-name="T89">;</text:span><text:line-break/><text:span text:style-name="T89">import </text:span><text:span text:style-name="T89">java.util.Scanner</text:span><text:span text:style-name="T89">;</text:span></text:p>
      <text:p text:style-name="P3"/>
      <text:p text:style-name="P3"><text:span text:style-name="T89">public class </text:span><text:span text:style-name="T89">Ejercicio3 {</text:span><text:line-break/><text:line-break/><text:span text:style-name="T89"> <text:s text:c="3"/></text:span><text:span text:style-name="T89">public static void </text:span><text:span text:style-name="T89">main</text:span><text:span text:style-name="T89">(String[] </text:span><text:span text:style-name="T98">args</text:span><text:span text:style-name="T89">) {</text:span><text:line-break/><text:span text:style-name="T89"> <text:s text:c="7"/>Scanner keyboard </text:span><text:span text:style-name="T89">= new </text:span><text:span text:style-name="T89">Scanner</text:span><text:span text:style-name="T89">(System.</text:span><text:span text:style-name="T99">in</text:span><text:span text:style-name="T89">)</text:span><text:span text:style-name="T89">;</text:span><text:line-break/><text:span text:style-name="T89"> <text:s text:c="7"/></text:span><text:span text:style-name="T89">String[] weekDays </text:span><text:span text:style-name="T89">= </text:span><text:span text:style-name="T89">{</text:span><text:span text:style-name="T89">"Lunes"</text:span><text:span text:style-name="T89">, </text:span><text:span text:style-name="T89">"Martes"</text:span><text:span text:style-name="T89">, </text:span><text:span text:style-name="T89">"Miércoles"</text:span><text:span text:style-name="T89">, </text:span><text:span text:style-name="T89">"Jueves"</text:span><text:span text:style-name="T89">, </text:span><text:span text:style-name="T89">"Viernes"</text:span><text:span text:style-name="T89">, </text:span><text:span text:style-name="T89">"Sábado"</text:span><text:span text:style-name="T89">, </text:span><text:span text:style-name="T89">"Domingo"</text:span><text:span text:style-name="T89">}</text:span><text:span text:style-name="T89">;</text:span><text:line-break/><text:span text:style-name="T89"> <text:s text:c="7"/></text:span><text:span text:style-name="T89">int </text:span><text:span text:style-name="T89">num</text:span><text:span text:style-name="T89">;</text:span><text:line-break/><text:span text:style-name="T89"> <text:s text:c="7"/></text:span><text:span text:style-name="T89">String res</text:span><text:span text:style-name="T89">;</text:span><text:line-break/><text:line-break/><text:span text:style-name="T89"> <text:s text:c="7"/></text:span><text:span text:style-name="T89">System.</text:span><text:span text:style-name="T99">out</text:span><text:span text:style-name="T89">.</text:span><text:span text:style-name="T89">println</text:span><text:span text:style-name="T89">(</text:span><text:span text:style-name="T89">"Introduzca un número entre 1 y 7"</text:span><text:span text:style-name="T89">)</text:span><text:span text:style-name="T89">;</text:span><text:line-break/><text:span text:style-name="T89"> <text:s text:c="7"/></text:span><text:span text:style-name="T89">num </text:span><text:span text:style-name="T89">= </text:span><text:span text:style-name="T89">keyboard.</text:span><text:span text:style-name="T89">nextInt</text:span><text:span text:style-name="T89">()</text:span><text:span text:style-name="T89">;</text:span><text:line-break/><text:line-break/><text:span text:style-name="T89"> <text:s text:c="7"/></text:span><text:span text:style-name="T89">switch </text:span><text:span text:style-name="T89">(num){</text:span><text:line-break/><text:span text:style-name="T89"> <text:s text:c="11"/></text:span><text:span text:style-name="T89">case </text:span><text:span text:style-name="T89">1</text:span><text:span text:style-name="T89">:</text:span><text:line-break/><text:span text:style-name="T89"> <text:s text:c="11"/>case </text:span><text:span text:style-name="T89">2</text:span><text:span text:style-name="T89">:</text:span><text:line-break/><text:span text:style-name="T89"> <text:s text:c="11"/>case </text:span><text:span text:style-name="T89">3</text:span><text:span text:style-name="T89">:</text:span><text:line-break/><text:span text:style-name="T89"> <text:s text:c="11"/>case </text:span><text:span text:style-name="T89">4</text:span><text:span text:style-name="T89">:</text:span><text:line-break/><text:span text:style-name="T89"> <text:s text:c="11"/>case </text:span><text:span text:style-name="T89">5</text:span><text:span text:style-name="T89">:</text:span><text:line-break/><text:span text:style-name="T89"> <text:s text:c="11"/>case </text:span><text:span text:style-name="T89">6</text:span><text:span text:style-name="T89">:</text:span><text:line-break/><text:span text:style-name="T89"> <text:s text:c="15"/></text:span><text:span text:style-name="T89">res </text:span><text:span text:style-name="T89">= </text:span><text:span text:style-name="T89">weekDays[num]</text:span><text:span text:style-name="T89">;</text:span><text:line-break/><text:span text:style-name="T89"> <text:s text:c="15"/></text:span><text:span text:style-name="T89">break</text:span><text:span text:style-name="T89">;</text:span><text:line-break/><text:span text:style-name="T89"> <text:s text:c="11"/></text:span><text:span text:style-name="T89">case </text:span><text:span text:style-name="T89">7</text:span><text:span text:style-name="T89">:</text:span><text:line-break/><text:span text:style-name="T89"> <text:s text:c="15"/></text:span><text:span text:style-name="T89">res </text:span><text:span text:style-name="T89">= </text:span><text:span text:style-name="T89">weekDays[</text:span><text:span text:style-name="T89">0</text:span><text:span text:style-name="T89">]</text:span><text:span text:style-name="T89">;</text:span><text:line-break/><text:span text:style-name="T89"> <text:s text:c="15"/></text:span><text:span text:style-name="T89">break</text:span><text:span text:style-name="T89">;</text:span><text:line-break/><text:span text:style-name="T89"> <text:s text:c="11"/></text:span><text:span text:style-name="T89">default:</text:span><text:line-break/><text:span text:style-name="T89"> <text:s text:c="15"/></text:span><text:span text:style-name="T89">res </text:span><text:span text:style-name="T89">= </text:span><text:span text:style-name="T89">"DIA ERRÓNEO"</text:span><text:span text:style-name="T89">;</text:span><text:line-break/><text:span text:style-name="T89"> <text:s text:c="15"/></text:span><text:span text:style-name="T89">break</text:span><text:span text:style-name="T89">;</text:span><text:line-break/><text:span text:style-name="T89"> <text:s text:c="7"/></text:span><text:span text:style-name="T89">}</text:span><text:line-break/><text:line-break/><text:span text:style-name="T89"> <text:s text:c="7"/>System.</text:span><text:span text:style-name="T99">out</text:span><text:span text:style-name="T89">.</text:span><text:span text:style-name="T89">println</text:span><text:span text:style-name="T89">(res)</text:span><text:span text:style-name="T89">;</text:span><text:line-break/><text:span text:style-name="T89"> <text:s text:c="3"/></text:span><text:span text:style-name="T89">}</text:span><text:line-break/><text:span text:style-name="T89"> <text:s text:c="3"/></text:span><text:line-break/><text:span text:style-name="T89">}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scadia Code1" svg:font-family="'Cascadia Code'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13:09:31.284000000</meta:creation-date>
    <dc:date>2019-11-07T14:04:49.714000000</dc:date>
    <meta:editing-duration>PT34M58S</meta:editing-duration>
    <meta:editing-cycles>1</meta:editing-cycles>
    <meta:document-statistic meta:table-count="0" meta:image-count="0" meta:object-count="0" meta:page-count="2" meta:paragraph-count="8" meta:word-count="230" meta:character-count="2221" meta:non-whitespace-character-count="1452"/>
    <meta:generator>LibreOffice/6.3.2.2$Windows_X86_64 LibreOffice_project/98b30e735bda24bc04ab42594c85f7fd8be07b9c</meta:generator>
  </office:meta>
</office:document-meta>
</file>